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0000000200E879D26B5B2C765E.png" manifest:media-type="image/png"/>
  <manifest:file-entry manifest:full-path="Pictures/100000010000020000000200362E0E943C8E102E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423cm" svg:stroke-color="#000000" draw:marker-start-width="0.834cm" draw:marker-end-width="0.834cm" draw:fill-color="#fea100" draw:textarea-horizontal-align="justify" draw:textarea-vertical-align="middle" draw:auto-grow-height="false" fo:min-height="10.06cm" fo:min-width="9.81cm" fo:padding-top="0.336cm" fo:padding-bottom="0.336cm" fo:padding-left="0.461cm" fo:padding-right="0.461cm" draw:shadow="hidden" draw:shadow-offset-x="0.106cm" draw:shadow-offset-y="0.106cm" loext:shadow-blur="0.071cm" loext:glow-radius="0cm" loext:glow-color="#808080" loext:softedge-radius="0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ea100" draw:textarea-horizontal-align="justify" draw:textarea-vertical-align="middle" draw:auto-grow-height="false" fo:min-height="3.005cm" fo:min-width="3.018cm"/>
    </style:style>
    <style:style style:name="gr4" style:family="graphic" style:parent-style-name="standard">
      <style:graphic-properties draw:stroke="none" draw:fill-color="#fea100" draw:textarea-horizontal-align="justify" draw:textarea-vertical-align="middle" draw:auto-grow-height="false" fo:min-height="2.317cm" fo:min-width="1.72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1.585cm" fo:min-width="1.499cm"/>
    </style:style>
    <style:style style:name="gr7" style:family="graphic" style:parent-style-name="standard">
      <style:graphic-properties draw:stroke="none" draw:fill-color="#fea100" draw:textarea-horizontal-align="justify" draw:textarea-vertical-align="middle" draw:auto-grow-height="false" fo:min-height="0.424cm" fo:min-width="0.174cm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.705cm" fo:min-width="0.343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 fo:min-height="1.959cm" fo:min-width="0.174cm"/>
    </style:style>
    <style:style style:name="gr10" style:family="graphic" style:parent-style-name="standard">
      <style:graphic-properties draw:stroke="none" draw:fill-color="#000000" draw:textarea-horizontal-align="justify" draw:textarea-vertical-align="middle" draw:auto-grow-height="false" fo:min-height="0.593cm" fo:min-width="0.043cm"/>
    </style:style>
    <style:style style:name="P1" style:family="paragraph">
      <loext:graphic-properties draw:fill-color="#fea1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578cm" svg:height="14.578cm" svg:x="3.361cm" svg:y="7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1.677cm" svg:height="11.677cm" svg:x="4.199cm" svg:y="8.252cm">
          <draw:image xlink:href="Pictures/100000010000020000000200362E0E943C8E102E.png" xlink:type="simple" xlink:show="embed" xlink:actuate="onLoad" draw:mime-type="image/png">
            <text:p/>
          </draw:image>
        </draw:frame>
        <draw:custom-shape draw:style-name="gr3" draw:text-style-name="P1" draw:layer="layout" svg:width="4.974cm" svg:height="4.603cm" svg:x="11.431cm" svg:y="12.3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.223cm" svg:height="2.567cm" svg:x="12.462cm" svg:y="16.084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852cm" svg:height="6.852cm" draw:transform="rotate (1.5707963267949) translate (10.479cm 19.708cm)">
          <draw:image xlink:href="Pictures/100000010000020000000200E879D26B5B2C765E.png" xlink:type="simple" xlink:show="embed" xlink:actuate="onLoad" draw:mime-type="image/png">
            <text:p/>
          </draw:image>
        </draw:frame>
        <draw:custom-shape draw:style-name="gr6" draw:text-style-name="P3" draw:layer="layout" svg:width="2.825cm" svg:height="2.593cm" svg:x="12.521cm" svg:y="13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952cm" svg:height="0.952cm" svg:x="13.442cm" svg:y="13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.191cm" svg:height="1.349cm" svg:x="13.282cm" svg:y="15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0.952cm" svg:height="3.123cm" svg:x="13.309cm" svg:y="15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3" draw:layer="layout" svg:width="0.767cm" svg:height="1.191cm" svg:x="13.547cm" svg:y="1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21:29:21.681901455</meta:creation-date>
    <dc:date>2023-11-24T20:38:33.380713333</dc:date>
    <meta:editing-duration>PT42M55S</meta:editing-duration>
    <meta:editing-cycles>8</meta:editing-cycles>
    <meta:generator>LibreOffice/7.5.8.2$Linux_X86_64 LibreOffice_project/50$Build-2</meta:generator>
    <meta:document-statistic meta:object-count="10"/>
  </office:meta>
</office:document-meta>
</file>